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3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hasesID)" table:allow-empty-cell="false" table:display-list="unsorted" table:base-cell-address="Phases.D2">
          <table:error-message table:message-type="stop" table:display="true"/>
        </table:content-validation>
        <table:content-validation table:name="val2" table:condition="of:cell-content-is-whole-number() and cell-content()&gt;=0" table:allow-empty-cell="true" table:base-cell-address="Sentences.F12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antier monologue</text:p>
          </table:table-cell>
        </table:table-row>
      </table:table>
      <table:table table:name="Sentences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onnage</text:p>
          </table:table-cell>
          <table:table-cell table:style-name="ce1" office:value-type="string" calcext:value-type="string">
            <text:p>Texte</text:p>
          </table:table-cell>
          <table:table-cell office:value-type="string" calcext:value-type="string">
            <text:p>Phase ID</text:p>
          </table:table-cell>
          <table:table-cell table:style-name="ce2" office:value-type="string" calcext:value-type="string">
            <text:p>Dialog ID</text:p>
          </table:table-cell>
          <table:table-cell table:style-name="ce2" office:value-type="string" calcext:value-type="string">
            <text:p>En réponse à</text:p>
          </table:table-cell>
          <table:table-cell office:value-type="string" calcext:value-type="string">
            <text:p>Réponses possibles</text:p>
          </table:table-cell>
          <table:table-cell office:value-type="string" calcext:value-type="string">
            <text:p>empty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Flore m'a fait ses avances... Mais je ne peux pas y répondre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Je sais très bien ce qu'il se serait passé si je n'avais pas fui..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2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Ce fardeau que je porte en moi ne disparaîtra jamais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h... Elle était tout à moi, elle s'était abandonné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Sa douce chair m'appelait...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number-columns-repeated="2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h ! Ces pensées m'assaillissent sans cesse !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4" calcext:value-type="float">
            <text:p>4</text:p>
          </table:table-cell>
          <table:table-cell table:number-columns-repeated="2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Si je succombe à ces pulsions juste une fois, peut-être s'arrêteront-elles...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5" calcext:value-type="float">
            <text:p>5</text:p>
          </table:table-cell>
          <table:table-cell table:number-columns-repeated="2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Non ! Non ! Je ne dois pas... je ne dois ... pas ...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6" calcext:value-type="float">
            <text:p>6</text:p>
          </table:table-cell>
          <table:table-cell table:number-columns-repeated="2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Qu'est-ce que je viens de ... voir ?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7" calcext:value-type="float">
            <text:p>7</text:p>
          </table:table-cell>
          <table:table-cell table:number-columns-repeated="2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Ai-je bien vu ? Un homme qui en tenait un autre renversé sur la banquette et qui lui plantait .... un couteau dans la gorge. Et autre chose, une masse noire, peut-être une troisième personne .... ou un écroulement de bagages ?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ntier</text:p>
          </table:table-cell>
          <table:table-cell office:value-type="string" calcext:value-type="string">
            <text:p>Je dois aller prévenir Misard !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Phases" table:style-name="ta1">
        <table:table-column table:style-name="co1" table:number-columns-repeated="2" table:default-cell-style-name="ce12"/>
        <table:table-column table:style-name="co1" table:default-cell-style-name="ce1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Intention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près la course</text:p>
          </table:table-cell>
          <table:table-cell office:value-type="string" calcext:value-type="string">
            <text:p>Parler des avances de Flore et monter crescendo sur les pulsions de Lanti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Reprise de la crise</text:p>
          </table:table-cell>
          <table:table-cell office:value-type="string" calcext:value-type="string">
            <text:p>Montrer une folie qui envahit Lantier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Apparition train</text:p>
          </table:table-cell>
          <table:table-cell office:value-type="string" calcext:value-type="string">
            <text:p>Ramener Lantier à la réalité, il aperçoit un meurtre</text:p>
          </table:table-cell>
        </table:table-row>
      </table:table>
      <table:named-expressions/>
      <table:database-ranges>
        <table:database-range table:name="PhasesID" table:target-range-address="Phases.A2:Phases.A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3:48:12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5-29T13:49:41.487000000</dc:date>
    <meta:editing-duration>PT12M51S</meta:editing-duration>
    <meta:editing-cycles>6</meta:editing-cycles>
    <meta:document-statistic meta:table-count="3" meta:cell-count="89" meta:object-count="0"/>
  </office:meta>
</office:document-meta>
</file>